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c754" officeooo:paragraph-rsid="0001c754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1c754" officeooo:paragraph-rsid="0001c754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1c754" officeooo:paragraph-rsid="0001c754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5ce2e" officeooo:paragraph-rsid="0005ce2e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80e23" officeooo:paragraph-rsid="00080e23"/>
    </style:style>
    <style:style style:name="T1" style:family="text">
      <style:text-properties officeooo:rsid="0003f380"/>
    </style:style>
    <style:style style:name="T2" style:family="text">
      <style:text-properties officeooo:rsid="0005ce2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: Solicitar carona</text:p>
      <text:p text:style-name="P1">Atores: Usuário</text:p>
      <text:p text:style-name="P1">Pré-Condições: Não está ofertando uma carona, está logado, <text:span text:style-name="T2">não está em temporariamente banido.</text:span></text:p>
      <text:p text:style-name="P1">Fluxos:</text:p>
      <text:p text:style-name="P1">Principal: </text:p>
      <text:list xml:id="list444320047543341973" text:style-name="L1">
        <text:list-item>
          <text:p text:style-name="P2">O usuário clica no item procurar carona.</text:p>
        </text:list-item>
        <text:list-item>
          <text:p text:style-name="P5">O sistema mostra todas as caronas que estão em andamento.</text:p>
        </text:list-item>
        <text:list-item>
          <text:p text:style-name="P5">O usuário selecionas os filtros que deseja.</text:p>
        </text:list-item>
        <text:list-item>
          <text:p text:style-name="P2">O sistema informa as coranos que preenchem os requisitos.</text:p>
        </text:list-item>
        <text:list-item>
          <text:p text:style-name="P2">O usuário escolhe uma.</text:p>
        </text:list-item>
        <text:list-item>
          <text:p text:style-name="P4">O sistema informa ao usuário os criterios de boa conduta e as consequencias caso não siga elas.</text:p>
        </text:list-item>
        <text:list-item>
          <text:p text:style-name="P2">O sistema informa o ofertador da carona e o caso de uso se encerra.</text:p>
        </text:list-item>
      </text:list>
      <text:p text:style-name="P1">Fluxos Alternativos (Opcional): </text:p>
      <text:p text:style-name="P1">Fluxos de Exceção (Opcional): </text:p>
      <text:list xml:id="list4046865472487350125" text:style-name="L2">
        <text:list-item>
          <text:p text:style-name="P3">Caso o usuário solicite mais de uma carona o sistema informa que isso não é possível.</text:p>
        </text:list-item>
      </text:list>
      <text:p text:style-name="P1">Pós-Condições: <text:span text:style-name="T1">terá uma carona cadastr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2:12:21.605815519</meta:creation-date>
    <dc:date>2018-10-27T21:23:08.472251797</dc:date>
    <meta:editing-duration>PT18M3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4" meta:character-count="740" meta:non-whitespace-character-count="637"/>
  </office:meta>
</office:document-meta>
</file>